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Standard">
      <style:text-properties fo:language="en" fo:country="US" fo:background-color="#99ff66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99ff66" loext:char-shading-value="0"/>
    </style:style>
    <style:style style:name="T3" style:family="text">
      <style:text-properties fo:language="en" fo:country="US" fo:background-color="#99ff66" loext:char-shading-value="0"/>
    </style:style>
    <style:style style:name="T4" style:family="text">
      <style:text-properties fo:language="en" fo:country="US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 of Contents</text:p>
      <text:p text:style-name="Text_20_body"><text:span text:style-name="Strong_20_Emphasis"><text:span text:style-name="T2">Introduction</text:span></text:span><text:span text:style-name="T2"><text:line-break/>Welcome<text:line-break/>Using the exercise files</text:span></text:p>
      <text:p text:style-name="Text_20_body"><text:span text:style-name="Strong_20_Emphasis"><text:span text:style-name="T2">1. Getting Started</text:span></text:span><text:span text:style-name="T2"><text:line-break/>Introduction and installation options<text:line-break/>Creating a basic template using CDNs<text:line-break/>Downloading and installing manually</text:span></text:p>
      <text:p text:style-name="Text_20_body"><text:span text:style-name="Strong_20_Emphasis"><text:span text:style-name="T2">2. Working with the Bootstrap Grid</text:span></text:span><text:span text:style-name="T2"><text:line-break/>Understanding Bootstrap containers</text:span><text:span text:style-name="T1"><text:line-break/></text:span><text:span text:style-name="T2">Working with rows</text:span><text:span text:style-name="T1"><text:line-break/></text:span><text:span text:style-name="T2">Creating columns</text:span><text:span text:style-name="T1"><text:line-break/></text:span><text:span text:style-name="T2">Using multiple column classes</text:span><text:span text:style-name="T1"><text:line-break/></text:span><text:span text:style-name="T2">Resetting columns</text:span><text:span text:style-name="T1"><text:line-break/></text:span><text:span text:style-name="T2">Offsetting columns</text:span><text:span text:style-name="T1"><text:line-break/></text:span><text:span text:style-name="T2">Nesting columns</text:span><text:span text:style-name="T1"><text:line-break/></text:span><text:span text:style-name="T2">Customizing column order with push and pull</text:span></text:p>
      <text:p text:style-name="Text_20_body"><text:span text:style-name="Strong_20_Emphasis"><text:span text:style-name="T2">3. Exploring Basic Bootstrap CSS Classes</text:span></text:span><text:span text:style-name="T2"><text:line-break/>Styling headings and body copy</text:span><text:span text:style-name="T1"><text:line-break/></text:span><text:span text:style-name="T2">Analyzing inline text styles</text:span><text:span text:style-name="T1"><text:line-break/></text:span><text:span text:style-name="T2">Modifying alignment,transformation, and abbreviations</text:span><text:span text:style-name="T1"><text:line-break/></text:span><text:span text:style-name="T2">Using blockquotes</text:span><text:span text:style-name="T1"><text:line-break/></text:span><text:span text:style-name="T2">Working with list styles</text:span><text:span text:style-name="T1"><text:line-break/></text:span><text:span text:style-name="T2">Styling code</text:span></text:p>
      <text:p text:style-name="Text_20_body"><text:span text:style-name="Strong_20_Emphasis"><text:span text:style-name="T2">4. Adding Other CSS Styles</text:span></text:span><text:span text:style-name="T2"><text:line-break/>Working with Bootstrap buttons</text:span><text:span text:style-name="T1"><text:line-break/></text:span><text:span text:style-name="T2">Exploring table styles</text:span><text:span text:style-name="T1"><text:line-break/></text:span><text:span text:style-name="T2">Adding image classes</text:span><text:span text:style-name="T1"><text:line-break/></text:span><text:span text:style-name="T2">Understanding Bootstrap helper classes</text:span><text:span text:style-name="T1"><text:line-break/></text:span><text:span text:style-name="T2">Using responsive utilities</text:span></text:p>
      <text:p text:style-name="Text_20_body"><text:span text:style-name="Strong_20_Emphasis"><text:span text:style-name="T2">5. Styling Forms</text:span></text:span><text:span text:style-name="T2"><text:line-break/>Creating a basic form</text:span><text:span text:style-name="T1"><text:line-break/></text:span><text:span text:style-name="T2">Formatting radio and checkbox controls</text:span><text:span text:style-name="T1"><text:line-break/></text:span><text:span text:style-name="T2">Using inline forms</text:span><text:span text:style-name="T1"><text:line-break/></text:span><text:span text:style-name="T2">Styling a horizontal form</text:span><text:span text:style-name="T1"><text:line-break/></text:span><text:span text:style-name="T2">Using validation styles</text:span><text:span text:style-name="T1"><text:line-break/></text:span><text:span text:style-name="T2">Using input groups</text:span><text:span text:style-name="T1"><text:line-break/></text:span><text:span text:style-name="T2">Using miscellaneous styles and sizing</text:span><text:span text:style-name="T1"><text:line-break/></text:span><text:span text:style-name="T2">Using icons</text:span></text:p>
      <text:p text:style-name="Text_20_body"><text:span text:style-name="Strong_20_Emphasis"><text:span text:style-name="T2">6. Navigation Components</text:span></text:span><text:span text:style-name="T2"><text:line-break/>Creating a dropdown</text:span><text:span text:style-name="T1"><text:line-break/></text:span><text:soft-page-break/><text:span text:style-name="T2">Using button groups</text:span><text:span text:style-name="T1"><text:line-break/></text:span><text:span text:style-name="T2">Understanding the Bootstrap nav component</text:span><text:span text:style-name="T1"><text:line-break/></text:span><text:span text:style-name="T2">Adding content to the navbar</text:span><text:span text:style-name="T1"><text:line-break/></text:span><text:span text:style-name="T2">Collapsing your navigation</text:span><text:span text:style-name="T1"><text:line-break/></text:span><text:span text:style-name="T2">Using breadcrumbs and pagination styles</text:span></text:p>
      <text:p text:style-name="Text_20_body"><text:span text:style-name="Strong_20_Emphasis"><text:span text:style-name="T2">7. Media Components</text:span></text:span><text:span text:style-name="T2"><text:line-break/>Creating a Jumbotron and page header<text:line-break/>Working with labels and badges</text:span><text:span text:style-name="T1"><text:line-break/></text:span><text:span text:style-name="T3">Using the thumbnail style<text:line-break/>Adding media styles<text:line-break/>Flowing video with responsive embeds</text:span></text:p>
      <text:p text:style-name="Text_20_body"><text:span text:style-name="Strong_20_Emphasis"><text:span text:style-name="T3">8. Content Containers </text:span></text:span><text:span text:style-name="T3"><text:line-break/>Styling list groups<text:line-break/>Working with panels<text:line-break/>Using wells</text:span></text:p>
      <text:p text:style-name="Text_20_body"><text:span text:style-name="Strong_20_Emphasis"><text:span text:style-name="T3">9. Using JavaScript Components </text:span></text:span><text:span text:style-name="T3"><text:line-break/>Creating a carousel<text:line-break/>Creating modals<text:line-break/>Controlling tabs with JavaScript<text:line-break/>Crafting collapsible content and accordions<text:line-break/>Creating a tooltip<text:line-break/>Adding a popover<text:line-break/>Controlling menus with ScrollFix/Affix</text:span></text:p>
      <text:p text:style-name="Text_20_body"><text:span text:style-name="Strong_20_Emphasis"><text:span text:style-name="T3">Conclusion</text:span></text:span><text:span text:style-name="T3"><text:line-break/>Next steps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2:09:34.588855939</meta:creation-date>
    <dc:date>2016-12-13T02:48:27.670845400</dc:date>
    <meta:editing-duration>P1DT13H56M30S</meta:editing-duration>
    <meta:editing-cycles>19</meta:editing-cycles>
    <meta:generator>LibreOffice/5.2.2.2$Linux_X86_64 LibreOffice_project/20m0$Build-2</meta:generator>
    <meta:document-statistic meta:table-count="0" meta:image-count="0" meta:object-count="0" meta:page-count="2" meta:paragraph-count="12" meta:word-count="233" meta:character-count="1700" meta:non-whitespace-character-count="1477"/>
  </office:meta>
</office:document-meta>
</file>